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9.375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n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 office:value-type="string" calcext:value-type="string">
            <text:p>Porträt eines jungen Lakaien in Fla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Musterschüler</text:p>
          </table:table-cell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Cave Mom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 office:value-type="string" calcext:value-type="string">
            <text:p>Wut im Bauch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Homer gegen Patty und Selma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Entsalzt</text:p>
          </table:table-cell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>
          <table:table-cell office:value-type="string" calcext:value-type="string">
            <text:p>Karl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art und sein Westernhel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önigin der Staat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 Stern wird neu gebor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he Lisa Seri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eddy-Power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Bauchgefüh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Institut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Ich bin Smartacus!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Fleisch ist Mor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childkröten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icht 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Stiefbrud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er Stiefbruder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Nelson und Lisa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Skinner-Bart-Syndrom</text:p>
          </table:table-cell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Mein Leben als Vlog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ein Leben als Vlog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he Many Saints of Springfi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los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artlo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ut im Bauch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Queenp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lue-Washing</text:p>
          </table:table-cell>
          <table:table-cell/>
        </table:table-row>
        <table:table-row table:style-name="ro2">
          <table:table-cell office:value-type="string" calcext:value-type="string">
            <text:p>Reicher Texaner</text:p>
          </table:table-cell>
          <table:table-cell office:value-type="string" calcext:value-type="string">
            <text:p>Blue-Washing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Schülerlotse Hom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ntsalzt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ntsalz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Freund aus Townsbur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sportliche Affär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Unser kleines Farmh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inkensteins Monst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Frinkensteins Mons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Cave Mom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Ein Mops kam in die Küche</text:p>
          </table:table-cell>
          <table:table-cell/>
        </table:table-row>
        <table:table-row table:style-name="ro2" table:number-rows-repeated="1047775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4" office:value-type="string" calcext:value-type="string">
            <text:p>Aktion</text:p>
          </table:table-cell>
          <table:table-cell table:style-name="ce4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Burns zeichnet mit rechts</text:p>
          </table:table-cell>
          <table:table-cell office:value-type="string" calcext:value-type="string">
            <text:p>Burger King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unglaubliche Reise in einen verrückten Privatflugzeug</text:p>
          </table:table-cell>
        </table:table-row>
        <table:table-row table:style-name="ro2">
          <table:table-cell office:value-type="string" calcext:value-type="string">
            <text:p>Arnie Pye zeichne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Kirk Van Houten spielt mit rechts Gitarre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Chalmers tankt mit links</text:p>
          </table:table-cell>
          <table:table-cell office:value-type="string" calcext:value-type="string">
            <text:p>Bart ist im Knast</text:p>
          </table:table-cell>
        </table:table-row>
        <table:table-row table:style-name="ro2">
          <table:table-cell office:value-type="string" calcext:value-type="string">
            <text:p>Mr. Burns wirft <text:s/>mit rechts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Bartman One</text:p>
          </table:table-cell>
        </table:table-row>
        <table:table-row table:style-name="ro2">
          <table:table-cell office:value-type="string" calcext:value-type="string">
            <text:p>Martin zeichnet mit rechts</text:p>
          </table:table-cell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Fat Tony zeichnet mit rechts</text:p>
          </table:table-cell>
          <table:table-cell office:value-type="string" calcext:value-type="string">
            <text:p>The Many Saints of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Bartlos</text:p>
          </table:table-cell>
        </table:table-row>
        <table:table-row table:style-name="ro2">
          <table:table-cell office:value-type="string" calcext:value-type="string">
            <text:p>Ralph zeichnet mit rechts</text:p>
          </table:table-cell>
          <table:table-cell office:value-type="string" calcext:value-type="string">
            <text:p>Bartlos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Wut im Bauch</text:p>
          </table:table-cell>
        </table:table-row>
      </table:table>
      <table:named-expressions/>
      <table:database-ranges>
        <table:database-range table:name="__Anonymous_Sheet_DB__0" table:target-range-address="Schreibhand.A1:Schreibhand.C78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1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de" style:country-asian="DE" style:font-family-complex="Tahoma" style:font-family-generic-complex="system" style:font-pitch-complex="variable" style:font-size-complex="12pt" style:language-complex="de" style:country-complex="DE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pitch-asian="variable" style:font-size-asian="10pt" style:font-name-complex="Tahoma" style:font-family-complex="Tahoma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3-31">00.00.0000</text:date>, <text:time style:data-style-name="N2" text:time-value="16:51:42.2483524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0.3$Windows_X86_64 LibreOffice_project/e1cf4a87eb02d755bce1a01209907ea5ddc8f069</meta:generator>
    <meta:creation-date>2006-09-16T14:57:30</meta:creation-date>
    <dc:date>2025-03-31T16:54:03.584825300</dc:date>
    <meta:editing-cycles>494</meta:editing-cycles>
    <meta:editing-duration>PT21H11S</meta:editing-duration>
    <meta:document-statistic meta:table-count="2" meta:cell-count="1929" meta:object-count="0"/>
    <meta:user-defined meta:name="Info 1"/>
    <meta:user-defined meta:name="Info 2"/>
    <meta:user-defined meta:name="Info 3"/>
    <meta:user-defined meta:name="Info 4"/>
  </office:meta>
</office:document-meta>
</file>